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2a87" officeooo:paragraph-rsid="00192a87"/>
    </style:style>
    <style:style style:name="P2" style:family="paragraph" style:parent-style-name="Standard">
      <style:text-properties fo:font-weight="bold" officeooo:rsid="00192a87" officeooo:paragraph-rsid="00192a87" style:font-weight-asian="bold" style:font-weight-complex="bold"/>
    </style:style>
    <style:style style:name="P3" style:family="paragraph" style:parent-style-name="Standard">
      <style:text-properties fo:font-size="10pt" officeooo:rsid="00192a87" officeooo:paragraph-rsid="00192a87" style:font-size-asian="8.75pt" style:font-size-complex="10pt"/>
    </style:style>
    <style:style style:name="P4" style:family="paragraph" style:parent-style-name="Standard">
      <style:text-properties fo:font-size="10pt" fo:font-weight="bold" officeooo:rsid="00192a87" officeooo:paragraph-rsid="00192a87" style:font-size-asian="8.75pt" style:font-weight-asian="bold" style:font-size-complex="10pt" style:font-weight-complex="bold"/>
    </style:style>
    <style:style style:name="P5" style:family="paragraph" style:parent-style-name="Standard">
      <style:text-properties fo:font-size="10pt" fo:font-weight="bold" officeooo:rsid="00197f92" officeooo:paragraph-rsid="00197f92" style:font-size-asian="8.75pt" style:font-weight-asian="bold" style:font-size-complex="10pt" style:font-weight-complex="bold"/>
    </style:style>
    <style:style style:name="P6" style:family="paragraph" style:parent-style-name="Standard">
      <style:text-properties fo:font-size="10pt" fo:font-weight="bold" officeooo:rsid="00192a87" officeooo:paragraph-rsid="00192a87" style:font-size-asian="10pt" style:font-weight-asian="bold" style:font-size-complex="10pt" style:font-weight-complex="bold"/>
    </style:style>
    <style:style style:name="P7" style:family="paragraph" style:parent-style-name="Standard">
      <style:text-properties fo:font-size="10pt" fo:font-weight="bold" officeooo:rsid="00197f92" officeooo:paragraph-rsid="00197f92"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c3c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eptatietest door Vincent Bunt voor twitter project</text:p>
      <text:p text:style-name="P1"/>
      <text:p text:style-name="P2">Happy path 1:</text:p>
      <text:p text:style-name="P3"><text:span text:style-name="T1">Scenario: </text:span>De gebruiker plaatst een tweet</text:p>
      <text:p text:style-name="P3"><text:span text:style-name="T1">Verwacht resultaat:</text:span> De gebruiker zou een tweet moeten kunnen plaatsen, deze wordt dan in de database opgeslagen en daarna weergegeven op de homepage</text:p>
      <text:p text:style-name="P4">Daadwerkelijk resultaat: </text:p>
      <text:p text:style-name="P3"/>
      <text:p text:style-name="P1"/>
      <text:p text:style-name="P2">Happy path 2:</text:p>
      <text:p text:style-name="P5">Scenario: <text:span text:style-name="T2">De gebruiker liked een tweet</text:span></text:p>
      <text:p text:style-name="P5">Verwacht resultaat: </text:p>
      <text:p text:style-name="P2"/>
      <text:p text:style-name="P2">Sad path 1:</text:p>
      <text:p text:style-name="P3"><text:span text:style-name="T1">Scenario:</text:span> De gebruiker voert een emoji in bij het maken van een account</text:p>
      <text:p text:style-name="P3"><text:span text:style-name="T1">Verwacht resultaat:</text:span> Ik weet niet zeker wat er gebeurt als de gebruiker dit doet. Maar aangezien ik gebruik maak van een standaard HTML forum denk ik dat de webbrowser een melding gaat geven dat de gebruiker geen emoji’s kan gebruiken.</text:p>
      <text:p text:style-name="P4">Daadwerkelijk resultaat: <text:span text:style-name="T3">De shortcut om een emoji in te voeren werkt niet in het wachtwoordveld. Ik heb daarna een emoji gekopieerd en dat in het wachtwoordveld geplakt en dat werkte wel. Ik kon mijn account aanmaken en zelfs inloggen. Emojis in de gebruikersnaam werken ook</text:span></text:p>
      <text:p text:style-name="P2"/>
      <text:p text:style-name="P2">Sad path 2:</text:p>
      <text:p text:style-name="P6">Scenario: <text:span text:style-name="T2">De gebruiker probeert javascript code te tweeten</text:span></text:p>
      <text:p text:style-name="P7">Verwacht resultaat: <text:span text:style-name="T2">Ik heb hier geen maatregelen voor genomen, dus ik denk dat er javascript code kan worden uitgevoerd.</text:span></text:p>
      <text:p text:style-name="P7">Daadwerkelijk resulta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09:19:37.578000000</meta:creation-date>
    <dc:date>2025-05-23T11:18:52.528000000</dc:date>
    <meta:editing-duration>PT2H6M11S</meta:editing-duration>
    <meta:editing-cycles>2</meta:editing-cycles>
    <meta:generator>LibreOffice/24.8.6.2$Windows_X86_64 LibreOffice_project/6d98ba145e9a8a39fc57bcc76981d1fb1316c60c</meta:generator>
    <meta:document-statistic meta:table-count="0" meta:image-count="0" meta:object-count="0" meta:page-count="1" meta:paragraph-count="16" meta:word-count="185" meta:character-count="1153" meta:non-whitespace-character-count="982"/>
  </office:meta>
</office:document-meta>
</file>